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22" style:family="table-cell" style:parent-style-name="Default">
      <style:table-cell-properties style:cell-protect="none" style:print-content="tru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4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AF17"/>
    </style:style>
    <style:style style:name="ce4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AF17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AF17"/>
    </style:style>
    <style:style style:name="ce4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AF17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5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5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J17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22" table:number-columns-repeated="2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49" office:value-type="string" calcext:value-type="string" table:number-columns-spanned="2" table:number-rows-spanned="1">
            <text:p>D0!</text:p>
          </table:table-cell>
          <table:covered-table-cell table:style-name="ce453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22" table:number-columns-repeated="2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22" office:value-type="string" calcext:value-type="string" table:number-columns-spanned="2" table:number-rows-spanned="1">
            <text:p>D1!</text:p>
          </table:table-cell>
          <table:covered-table-cell table:style-name="ce52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422" table:number-columns-repeated="2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22" table:number-columns-repeated="2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50" office:value-type="string" calcext:value-type="string" table:number-columns-spanned="2" table:number-rows-spanned="1">
            <text:p>R1</text:p>
          </table:table-cell>
          <table:covered-table-cell table:style-name="ce454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22" table:number-columns-repeated="2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23" office:value-type="string" calcext:value-type="string" table:number-columns-spanned="2" table:number-rows-spanned="1">
            <text:p>R2</text:p>
          </table:table-cell>
          <table:covered-table-cell table:style-name="ce52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422" table:number-columns-repeated="2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52" table:number-columns-spanned="2" table:number-rows-spanned="1"/>
          <table:covered-table-cell table:style-name="ce65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CD17:'RTS-Template'.DS18 'RTS-Template'.B17:'RTS-Template'.U18 'RTS-Template'.X17:'RTS-Template'.AE18 'RTS-Template'.AH17:'RTS-Template'.AO18 'RTS-Template'.AR17:'RTS-Template'.BI18 'RTS-Template'.BL17:'RTS-Template'.CA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F17:'RTS-Template'.AG18">
            <calcext:condition calcext:apply-style-name="ConditionalStyle_4" calcext:value="!=&quot;&quot;" calcext:base-cell-address="'RTS-Template'.AF17"/>
          </calcext:conditional-format>
          <calcext:conditional-format calcext:target-range-address="'RTS-Template'.BJ17:'RTS-Template'.BK18">
            <calcext:condition calcext:apply-style-name="ConditionalStyle_4" calcext:value="!=&quot;&quot;" calcext:base-cell-address="'RTS-Template'.BJ17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01:05:27.82433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8T01:21:06.428076000</dc:date>
    <meta:editing-cycles>27</meta:editing-cycles>
    <meta:editing-duration>PT2H2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9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